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3d299" officeooo:paragraph-rsid="0033d299"/>
    </style:style>
    <style:style style:name="P18" style:family="paragraph" style:parent-style-name="Text_20_body">
      <style:text-properties officeooo:rsid="00376659" officeooo:paragraph-rsid="00376659"/>
    </style:style>
    <style:style style:name="P19" style:family="paragraph" style:parent-style-name="Text_20_body">
      <style:text-properties officeooo:rsid="002681b1" officeooo:paragraph-rsid="002681b1"/>
    </style:style>
    <style:style style:name="P20" style:family="paragraph" style:parent-style-name="Text_20_body">
      <style:text-properties officeooo:rsid="0039de78" officeooo:paragraph-rsid="0039de78"/>
    </style:style>
    <style:style style:name="P21" style:family="paragraph" style:parent-style-name="Text_20_body">
      <style:text-properties officeooo:rsid="003a1102" officeooo:paragraph-rsid="003a1102"/>
    </style:style>
    <style:style style:name="P22" style:family="paragraph" style:parent-style-name="Text_20_body">
      <style:text-properties officeooo:rsid="003a9f05" officeooo:paragraph-rsid="003a9f05"/>
    </style:style>
    <style:style style:name="P23" style:family="paragraph" style:parent-style-name="Text_20_body">
      <style:text-properties officeooo:rsid="003bc24e" officeooo:paragraph-rsid="003bc24e"/>
    </style:style>
    <style:style style:name="P24" style:family="paragraph" style:parent-style-name="Text_20_body">
      <style:text-properties officeooo:rsid="003d6488" officeooo:paragraph-rsid="003d6488"/>
    </style:style>
    <style:style style:name="P25" style:family="paragraph" style:parent-style-name="Text_20_body">
      <style:text-properties officeooo:rsid="00411c75" officeooo:paragraph-rsid="00411c75"/>
    </style:style>
    <style:style style:name="P26" style:family="paragraph" style:parent-style-name="Text_20_body">
      <style:text-properties officeooo:rsid="00403ca8" officeooo:paragraph-rsid="00411c75"/>
    </style:style>
    <style:style style:name="P27" style:family="paragraph" style:parent-style-name="Text_20_body">
      <style:text-properties officeooo:rsid="0042fbf2" officeooo:paragraph-rsid="0042fbf2"/>
    </style:style>
    <style:style style:name="P28" style:family="paragraph" style:parent-style-name="Text_20_body">
      <style:text-properties officeooo:rsid="0042fbf2" officeooo:paragraph-rsid="00442f99"/>
    </style:style>
    <style:style style:name="P29" style:family="paragraph" style:parent-style-name="Text_20_body">
      <style:text-properties officeooo:rsid="0045344d" officeooo:paragraph-rsid="0045344d"/>
    </style:style>
    <style:style style:name="P30" style:family="paragraph" style:parent-style-name="Text_20_body">
      <style:text-properties officeooo:rsid="004713ee" officeooo:paragraph-rsid="004713ee"/>
    </style:style>
    <style:style style:name="P31" style:family="paragraph" style:parent-style-name="Text_20_body">
      <style:text-properties officeooo:rsid="0048a6c5" officeooo:paragraph-rsid="0047f0d5"/>
    </style:style>
    <style:style style:name="P32" style:family="paragraph" style:parent-style-name="Text_20_body">
      <style:text-properties officeooo:rsid="0047191a" officeooo:paragraph-rsid="0047f0d5"/>
    </style:style>
    <style:style style:name="P33" style:family="paragraph" style:parent-style-name="Text_20_body">
      <style:text-properties officeooo:rsid="004902ce" officeooo:paragraph-rsid="0047f0d5"/>
    </style:style>
    <style:style style:name="P34" style:family="paragraph" style:parent-style-name="Text_20_body">
      <style:text-properties officeooo:rsid="0049ec2c" officeooo:paragraph-rsid="0049ec2c"/>
    </style:style>
    <style:style style:name="P35" style:family="paragraph" style:parent-style-name="Text_20_body">
      <style:text-properties officeooo:rsid="004ba99f" officeooo:paragraph-rsid="004ba99f"/>
    </style:style>
    <style:style style:name="P36" style:family="paragraph" style:parent-style-name="Text_20_body">
      <style:text-properties officeooo:rsid="004c80a2" officeooo:paragraph-rsid="004c80a2"/>
    </style:style>
    <style:style style:name="P37" style:family="paragraph" style:parent-style-name="Text_20_body">
      <style:text-properties officeooo:rsid="00519445" officeooo:paragraph-rsid="0052ac12"/>
    </style:style>
    <style:style style:name="P38" style:family="paragraph" style:parent-style-name="Text_20_body">
      <style:text-properties officeooo:rsid="00519445" officeooo:paragraph-rsid="00519445"/>
    </style:style>
    <style:style style:name="P39" style:family="paragraph" style:parent-style-name="Text_20_body">
      <style:text-properties officeooo:rsid="00551bdc" officeooo:paragraph-rsid="00551bdc"/>
    </style:style>
    <style:style style:name="P40" style:family="paragraph" style:parent-style-name="Text_20_body">
      <style:text-properties officeooo:rsid="0055c761" officeooo:paragraph-rsid="0055c761"/>
    </style:style>
    <style:style style:name="P41" style:family="paragraph" style:parent-style-name="Text_20_body">
      <style:text-properties officeooo:rsid="0047c3ff" officeooo:paragraph-rsid="0056a4e2"/>
    </style:style>
    <style:style style:name="P42" style:family="paragraph" style:parent-style-name="Text_20_body">
      <style:text-properties officeooo:rsid="00584b4b" officeooo:paragraph-rsid="00587ac8"/>
    </style:style>
    <style:style style:name="P43" style:family="paragraph" style:parent-style-name="Text_20_body">
      <style:text-properties officeooo:rsid="005b60fa" officeooo:paragraph-rsid="005b60fa"/>
    </style:style>
    <style:style style:name="P44" style:family="paragraph" style:parent-style-name="Text_20_body">
      <style:text-properties officeooo:rsid="005bc734" officeooo:paragraph-rsid="005bc734"/>
    </style:style>
    <style:style style:name="P45"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6" style:family="paragraph" style:parent-style-name="Heading_20_3">
      <style:text-properties officeooo:rsid="00376659" officeooo:paragraph-rsid="00376659"/>
    </style:style>
    <style:style style:name="P47" style:family="paragraph" style:parent-style-name="Text_20_body" style:list-style-name="L1">
      <style:text-properties officeooo:rsid="001161d6" officeooo:paragraph-rsid="001161d6"/>
    </style:style>
    <style:style style:name="P48" style:family="paragraph" style:parent-style-name="Text_20_body" style:list-style-name="L6">
      <style:text-properties officeooo:rsid="001161d6" officeooo:paragraph-rsid="001161d6"/>
    </style:style>
    <style:style style:name="P49" style:family="paragraph" style:parent-style-name="Text_20_body" style:list-style-name="L9">
      <style:text-properties officeooo:rsid="001161d6" officeooo:paragraph-rsid="001161d6"/>
    </style:style>
    <style:style style:name="P50" style:family="paragraph" style:parent-style-name="Text_20_body" style:list-style-name="L11">
      <style:text-properties officeooo:rsid="001161d6" officeooo:paragraph-rsid="001161d6"/>
    </style:style>
    <style:style style:name="P51" style:family="paragraph" style:parent-style-name="Text_20_body" style:list-style-name="L12">
      <style:text-properties officeooo:rsid="001161d6" officeooo:paragraph-rsid="001161d6"/>
    </style:style>
    <style:style style:name="P52" style:family="paragraph" style:parent-style-name="Text_20_body" style:list-style-name="L13">
      <style:text-properties officeooo:rsid="001161d6" officeooo:paragraph-rsid="001161d6"/>
    </style:style>
    <style:style style:name="P53" style:family="paragraph" style:parent-style-name="Text_20_body" style:list-style-name="L2">
      <style:text-properties officeooo:rsid="00148dd4" officeooo:paragraph-rsid="00148dd4"/>
    </style:style>
    <style:style style:name="P54" style:family="paragraph" style:parent-style-name="Text_20_body" style:list-style-name="L3">
      <style:text-properties officeooo:rsid="00148dd4" officeooo:paragraph-rsid="00148dd4"/>
    </style:style>
    <style:style style:name="P55" style:family="paragraph" style:parent-style-name="Text_20_body" style:list-style-name="L2">
      <style:text-properties officeooo:rsid="00271feb" officeooo:paragraph-rsid="00271feb"/>
    </style:style>
    <style:style style:name="P56" style:family="paragraph" style:parent-style-name="Text_20_body" style:list-style-name="L3">
      <style:text-properties officeooo:rsid="0028aec5" officeooo:paragraph-rsid="0028aec5"/>
    </style:style>
    <style:style style:name="P57" style:family="paragraph" style:parent-style-name="Text_20_body" style:list-style-name="L4">
      <style:text-properties officeooo:rsid="00376659" officeooo:paragraph-rsid="00376659"/>
    </style:style>
    <style:style style:name="P58" style:family="paragraph" style:parent-style-name="Text_20_body" style:list-style-name="L5">
      <style:text-properties officeooo:rsid="0045344d" officeooo:paragraph-rsid="0045344d"/>
    </style:style>
    <style:style style:name="P59" style:family="paragraph" style:parent-style-name="Text_20_body" style:list-style-name="L6">
      <style:text-properties officeooo:rsid="00133e51" officeooo:paragraph-rsid="00133e51"/>
    </style:style>
    <style:style style:name="P60" style:family="paragraph" style:parent-style-name="Text_20_body" style:list-style-name="L7">
      <style:text-properties officeooo:rsid="00133e51" officeooo:paragraph-rsid="00133e51"/>
    </style:style>
    <style:style style:name="P61" style:family="paragraph" style:parent-style-name="Text_20_body" style:list-style-name="L8">
      <style:text-properties officeooo:rsid="00133e51" officeooo:paragraph-rsid="00133e51"/>
    </style:style>
    <style:style style:name="P62" style:family="paragraph" style:parent-style-name="Text_20_body" style:list-style-name="L14">
      <style:text-properties officeooo:rsid="00133e51" officeooo:paragraph-rsid="00133e51"/>
    </style:style>
    <style:style style:name="P63" style:family="paragraph" style:parent-style-name="Text_20_body" style:list-style-name="L15">
      <style:text-properties officeooo:rsid="00133e51" officeooo:paragraph-rsid="00133e51"/>
    </style:style>
    <style:style style:name="P64" style:family="paragraph" style:parent-style-name="Text_20_body" style:list-style-name="L10">
      <style:text-properties officeooo:rsid="001418d6" officeooo:paragraph-rsid="001418d6"/>
    </style:style>
    <style:style style:name="P65" style:family="paragraph" style:parent-style-name="Text_20_body" style:list-style-name="L16">
      <style:text-properties officeooo:rsid="001418d6" officeooo:paragraph-rsid="001418d6"/>
    </style:style>
    <style:style style:name="P66" style:family="paragraph" style:parent-style-name="Text_20_body" style:list-style-name="L17">
      <style:text-properties officeooo:rsid="001614b0" officeooo:paragraph-rsid="001614b0"/>
    </style:style>
    <style:style style:name="P67" style:family="paragraph" style:parent-style-name="Text_20_body" style:list-style-name="L17">
      <style:text-properties officeooo:rsid="0017b4eb" officeooo:paragraph-rsid="0017b4eb"/>
    </style:style>
    <style:style style:name="P68" style:family="paragraph" style:parent-style-name="Text_20_body" style:list-style-name="L18">
      <style:text-properties officeooo:rsid="00187587" officeooo:paragraph-rsid="00187587"/>
    </style:style>
    <style:style style:name="P69" style:family="paragraph" style:parent-style-name="Text_20_body" style:list-style-name="L19">
      <style:text-properties officeooo:rsid="004713ee" officeooo:paragraph-rsid="004713ee"/>
    </style:style>
    <style:style style:name="P70" style:family="paragraph" style:parent-style-name="Text_20_body" style:list-style-name="L20">
      <style:text-properties officeooo:rsid="001875bf" officeooo:paragraph-rsid="001875bf"/>
    </style:style>
    <style:style style:name="P71" style:family="paragraph" style:parent-style-name="Text_20_body" style:list-style-name="L21">
      <style:text-properties officeooo:rsid="001875bf" officeooo:paragraph-rsid="001875bf"/>
    </style:style>
    <style:style style:name="P72" style:family="paragraph" style:parent-style-name="Text_20_body" style:list-style-name="L22">
      <style:text-properties officeooo:rsid="001db52f" officeooo:paragraph-rsid="001db52f"/>
    </style:style>
    <style:style style:name="P73" style:family="paragraph" style:parent-style-name="Text_20_body" style:list-style-name="L22">
      <style:text-properties officeooo:rsid="0055c761" officeooo:paragraph-rsid="0055c761"/>
    </style:style>
    <style:style style:name="P74" style:family="paragraph" style:parent-style-name="Text_20_body" style:list-style-name="L23">
      <style:text-properties officeooo:rsid="0021c8fc" officeooo:paragraph-rsid="0021c8fc"/>
    </style:style>
    <style:style style:name="P75" style:family="paragraph" style:parent-style-name="Text_20_body" style:list-style-name="L23">
      <style:text-properties officeooo:rsid="0023919f" officeooo:paragraph-rsid="0023919f"/>
    </style:style>
    <style:style style:name="P76" style:family="paragraph" style:parent-style-name="Text_20_body" style:list-style-name="L24">
      <style:text-properties officeooo:rsid="002f3719" officeooo:paragraph-rsid="002f3719"/>
    </style:style>
    <style:style style:name="P77" style:family="paragraph" style:parent-style-name="Text_20_body" style:list-style-name="L25">
      <style:text-properties officeooo:rsid="0032aa39" officeooo:paragraph-rsid="0032aa39"/>
    </style:style>
    <style:style style:name="P78" style:family="paragraph" style:parent-style-name="Text_20_body" style:list-style-name="L25">
      <style:text-properties officeooo:rsid="0032aa39" officeooo:paragraph-rsid="0034cd40"/>
    </style:style>
    <style:style style:name="P79" style:family="paragraph" style:parent-style-name="Text_20_body" style:list-style-name="L26">
      <style:text-properties officeooo:paragraph-rsid="0033d299"/>
    </style:style>
    <style:style style:name="P80" style:family="paragraph" style:parent-style-name="Text_20_body" style:list-style-name="L26">
      <style:text-properties officeooo:rsid="0033d299" officeooo:paragraph-rsid="0033d299"/>
    </style:style>
    <style:style style:name="P81" style:family="paragraph" style:parent-style-name="Text_20_body" style:list-style-name="L27">
      <style:text-properties officeooo:rsid="003a1102" officeooo:paragraph-rsid="003a1102"/>
    </style:style>
    <style:style style:name="P82" style:family="paragraph" style:parent-style-name="Text_20_body" style:list-style-name="L28">
      <style:text-properties officeooo:rsid="003d6488" officeooo:paragraph-rsid="003d6488"/>
    </style:style>
    <style:style style:name="P83" style:family="paragraph" style:parent-style-name="Text_20_body" style:list-style-name="L29">
      <style:text-properties officeooo:rsid="0042fbf2" officeooo:paragraph-rsid="0042fbf2"/>
    </style:style>
    <style:style style:name="P84" style:family="paragraph" style:parent-style-name="Text_20_body" style:list-style-name="L29">
      <style:text-properties officeooo:rsid="0042fbf2" officeooo:paragraph-rsid="00442f99"/>
    </style:style>
    <style:style style:name="P85" style:family="paragraph" style:parent-style-name="Text_20_body">
      <style:text-properties officeooo:rsid="0042fbf2" officeooo:paragraph-rsid="0042fbf2"/>
    </style:style>
    <style:style style:name="P86" style:family="paragraph" style:parent-style-name="Text_20_body" style:list-style-name="L30">
      <style:text-properties officeooo:rsid="0047191a" officeooo:paragraph-rsid="0047f0d5"/>
    </style:style>
    <style:style style:name="P87" style:family="paragraph" style:parent-style-name="Text_20_body" style:list-style-name="L31">
      <style:text-properties officeooo:rsid="0049ec2c" officeooo:paragraph-rsid="0049ec2c"/>
    </style:style>
    <style:style style:name="P88" style:family="paragraph" style:parent-style-name="Text_20_body" style:list-style-name="L31">
      <style:text-properties officeooo:rsid="0049ec2c" officeooo:paragraph-rsid="004f188e"/>
    </style:style>
    <style:style style:name="P89" style:family="paragraph" style:parent-style-name="Text_20_body" style:list-style-name="L31">
      <style:text-properties officeooo:rsid="004f188e" officeooo:paragraph-rsid="004f188e"/>
    </style:style>
    <style:style style:name="P90" style:family="paragraph" style:parent-style-name="Text_20_body" style:list-style-name="L31">
      <style:text-properties officeooo:rsid="00539635" officeooo:paragraph-rsid="00539635"/>
    </style:style>
    <style:style style:name="P91" style:family="paragraph" style:parent-style-name="Text_20_body" style:list-style-name="L32">
      <style:text-properties officeooo:rsid="0047c3ff" officeooo:paragraph-rsid="0056a4e2"/>
    </style:style>
    <style:style style:name="P92" style:family="paragraph" style:parent-style-name="Text_20_body">
      <style:text-properties officeooo:rsid="005d9753" officeooo:paragraph-rsid="005d9753"/>
    </style:style>
    <style:style style:name="P93" style:family="paragraph" style:parent-style-name="Heading_20_2">
      <style:text-properties officeooo:paragraph-rsid="002681b1"/>
    </style:style>
    <style:style style:name="P94" style:family="paragraph" style:parent-style-name="Heading_20_2">
      <style:text-properties officeooo:paragraph-rsid="0034cd40"/>
    </style:style>
    <style:style style:name="P95" style:family="paragraph" style:parent-style-name="Heading_20_2">
      <style:text-properties officeooo:paragraph-rsid="00403ca8"/>
    </style:style>
    <style:style style:name="P96" style:family="paragraph" style:parent-style-name="Heading_20_2">
      <style:text-properties officeooo:paragraph-rsid="0047f0d5"/>
    </style:style>
    <style:style style:name="P97" style:family="paragraph" style:parent-style-name="Heading_20_2">
      <style:text-properties officeooo:rsid="004f188e" officeooo:paragraph-rsid="0056a4e2"/>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T28" style:family="text">
      <style:text-properties officeooo:rsid="004916c3"/>
    </style:style>
    <style:style style:name="T29" style:family="text">
      <style:text-properties officeooo:rsid="0049df64"/>
    </style:style>
    <style:style style:name="T30" style:family="text">
      <style:text-properties officeooo:rsid="00584b4b"/>
    </style:style>
    <style:style style:name="T31" style:family="text">
      <style:text-properties officeooo:rsid="00587ac8"/>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1165820050" text:style-name="L1">
        <text:list-item>
          <text:p text:style-name="P47">Click on “Add Item” on the left toolbox.</text:p>
        </text:list-item>
        <text:list-item>
          <text:p text:style-name="P47">Click on the “Person” button.</text:p>
        </text:list-item>
        <text:list-item>
          <text:p text:style-name="P47">Click on the diagram. The person will be added to the diagram where you clicked.</text:p>
        </text:list-item>
        <text:list-item>
          <text:p text:style-name="P47">Type the person’s name.</text:p>
        </text:list-item>
        <text:list-item>
          <text:p text:style-name="P47">Press Enter. The person’s name will be set.</text:p>
        </text:list-item>
      </text:list>
      <text:h text:style-name="Heading_20_2" text:outline-level="2">Renaming a Person</text:h>
      <text:p text:style-name="P4">To change a person’s name<text:span text:style-name="T4">:</text:span></text:p>
      <text:list xml:id="list3047239200" text:style-name="L2">
        <text:list-item>
          <text:p text:style-name="P53">Double-click on the person in the diagram. <text:span text:style-name="T4">This should show the details window.</text:span></text:p>
        </text:list-item>
        <text:list-item>
          <text:p text:style-name="P53">Enter the new name <text:span text:style-name="T4">in the “name” box.</text:span></text:p>
        </text:list-item>
        <text:list-item>
          <text:p text:style-name="P55">Click “Save”.</text:p>
        </text:list-item>
      </text:list>
      <text:h text:style-name="Heading_20_2" text:outline-level="2">Editing a Person’<text:span text:style-name="T2">s Details</text:span></text:h>
      <text:p text:style-name="P4">To edit the details of a person:</text:p>
      <text:list xml:id="list3200263887" text:style-name="L3">
        <text:list-item>
          <text:p text:style-name="P54">Right-click on the person in the diagram.</text:p>
        </text:list-item>
        <text:list-item>
          <text:p text:style-name="P54">Select “Details...”. This should show the details window. <text:span text:style-name="T5">There are three tabs: Details, Biography and Photos.</text:span></text:p>
        </text:list-item>
        <text:list-item>
          <text:p text:style-name="P54"><text:span text:style-name="T5">In the Details tab, you can enter the name, gender, </text:span>date and place of birth, and date and place of death of the person.</text:p>
        </text:list-item>
        <text:list-item>
          <text:p text:style-name="P56">In the Biography tab, you can enter a description of the person.</text:p>
        </text:list-item>
        <text:list-item>
          <text:p text:style-name="P54"><text:span text:style-name="T5">In the Photos tab, you can</text:span> attach photos of the person. To do this, click the “Add...” button and choose the photo to add.</text:p>
        </text:list-item>
        <text:list-item>
          <text:p text:style-name="P54">To remove a photo, select the photo in the list and click “Remove”.</text:p>
        </text:list-item>
        <text:list-item>
          <text:p text:style-name="P54">To view a photo, double-click on it in the list. <text:span text:style-name="T19">This shows the photo viewer window. See the “Photo Viewer” section below for more details.</text:span></text:p>
        </text:list-item>
        <text:list-item>
          <text:p text:style-name="P54">Click “Save” <text:span text:style-name="T15">or press </text:span><text:span text:style-name="T16">Ctrl+S</text:span><text:span text:style-name="T15">.</text:span></text:p>
        </text:list-item>
      </text:list>
      <text:h text:style-name="P46" text:outline-level="3"><text:soft-page-break/>About the Name Entries</text:h>
      <text:p text:style-name="P18">There are three name <text:span text:style-name="T13">entries</text:span> for <text:span text:style-name="T13">each</text:span> person:</text:p>
      <text:list xml:id="list554710022" text:style-name="L4">
        <text:list-item>
          <text:p text:style-name="P57">First name</text:p>
        </text:list-item>
        <text:list-item>
          <text:p text:style-name="P57">Last name</text:p>
        </text:list-item>
        <text:list-item>
          <text:p text:style-name="P57">Display name</text:p>
        </text:list-item>
      </text:list>
      <text:p text:style-name="P18">The <text:span text:style-name="T12">first name</text:span> and <text:span text:style-name="T12">last name</text:span> <text:span text:style-name="T14">are</text:span> used when exporting to GEDCOM files.</text:p>
      <text:p text:style-name="P18">The <text:span text:style-name="T12">display name</text:span> is shown on the diagram.</text:p>
      <text:h text:style-name="Heading_20_3" text:outline-level="3">About the Photo Viewer Window</text:h>
      <text:p text:style-name="P29">The photo viewer window shows the photo you double-clicked on in the Person Details window. This has the following menu options:</text:p>
      <text:list xml:id="list1052773284" text:style-name="L5">
        <text:list-item>
          <text:p text:style-name="P58">Use “File → Save As…” to save a copy of the photo.</text:p>
        </text:list-item>
        <text:list-item>
          <text:p text:style-name="P58">Use “File → Close” to close the window.</text:p>
        </text:list-item>
        <text:list-item>
          <text:p text:style-name="P58">Use “Edit → Copy” to copy the photo to the clipboard.</text:p>
        </text:list-item>
        <text:list-item>
          <text:p text:style-name="P58">Use “View → Zoom In” and “View → Zoom Out” to zoom in and out.</text:p>
        </text:list-item>
        <text:list-item>
          <text:p text:style-name="P58">Use “View → Normal Size” to reset the zoom.</text:p>
        </text:list-item>
        <text:list-item>
          <text:p text:style-name="P58">Use “View → Fit to Window” to make the photo fit exactly in the window. Click this option again to undo it.</text:p>
        </text:list-item>
        <text:list-item>
          <text:p text:style-name="P58">Use “<text:span text:style-name="T27">Navigate</text:span> → Go to Next” to go to the next photo in the list (if one exists).</text:p>
        </text:list-item>
        <text:list-item>
          <text:p text:style-name="P58">Use “<text:span text:style-name="T27">Navigate</text:span> → Go to Previous” to go to the previous photo in the list (if one exists).</text:p>
        </text:list-item>
        <text:list-item>
          <text:p text:style-name="P58">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1598191128" text:style-name="L6">
        <text:list-item>
          <text:p text:style-name="P48"><text:span text:style-name="T1">Right-click </text:span>on the person in the diagram.</text:p>
        </text:list-item>
        <text:list-item>
          <text:p text:style-name="P59">Select “Delete”.</text:p>
        </text:list-item>
      </text:list>
      <text:p text:style-name="P2">Or:</text:p>
      <text:list xml:id="list3093121291" text:style-name="L7">
        <text:list-item>
          <text:p text:style-name="P60">Click on the person in the diagram.</text:p>
        </text:list-item>
        <text:list-item>
          <text:p text:style-name="P60">From the menu bar, select “Item → Delete”.</text:p>
        </text:list-item>
      </text:list>
      <text:p text:style-name="P2">Or:</text:p>
      <text:list xml:id="list3308324670" text:style-name="L8">
        <text:list-item>
          <text:p text:style-name="P61">Click on the person in the diagram.</text:p>
        </text:list-item>
        <text:list-item>
          <text:p text:style-name="P61">Press the &lt;Delete&gt; key.</text:p>
        </text:list-item>
      </text:list>
      <text:h text:style-name="Heading_20_2" text:outline-level="2">Adding a Relationship</text:h>
      <text:p text:style-name="P1">A relationship goes from parent to child. To add a relationship:</text:p>
      <text:list xml:id="list2840880249" text:style-name="L9">
        <text:list-item>
          <text:p text:style-name="P49">Click on “Add Item” on the left toolbox.</text:p>
        </text:list-item>
        <text:list-item>
          <text:p text:style-name="P49">Click the “Relationship” button.</text:p>
        </text:list-item>
        <text:list-item>
          <text:p text:style-name="P49">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245219413" text:style-name="L10">
        <text:list-item>
          <text:p text:style-name="P64">Click on the relationship.</text:p>
        </text:list-item>
        <text:list-item>
          <text:p text:style-name="P64">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1154381088" text:style-name="L11">
        <text:list-item>
          <text:p text:style-name="P50">Click and drag one spouse onto the other spouse. The other spouse should be highlighted.</text:p>
        </text:list-item>
        <text:list-item>
          <text:p text:style-name="P50">Release the mouse button. This should show a dialog to ask whether to marry the two people or not.</text:p>
        </text:list-item>
        <text:list-item>
          <text:p text:style-name="P50">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2221821779" text:style-name="L12">
        <text:list-item>
          <text:p text:style-name="P51"><text:soft-page-break/>Right-click on the circle (“wedding ring”) between the two spouses.</text:p>
        </text:list-item>
        <text:list-item>
          <text:p text:style-name="P51">Select “Break Marriage”. The circle should be removed.</text:p>
        </text:list-item>
      </text:list>
      <text:h text:style-name="Heading_20_2" text:outline-level="2">Editing a Marriage</text:h>
      <text:p text:style-name="P1">To edit the details of a marriage:</text:p>
      <text:list xml:id="list3028398920" text:style-name="L13">
        <text:list-item>
          <text:p text:style-name="P52">Right-click on the circle (“wedding ring”).</text:p>
        </text:list-item>
        <text:list-item>
          <text:p text:style-name="P52">Select “Details...”. This should show the “Marriage Details” form.</text:p>
        </text:list-item>
        <text:list-item>
          <text:p text:style-name="P52">Enter the date and place of the marriage in the form.</text:p>
        </text:list-item>
        <text:list-item>
          <text:p text:style-name="P52">Click “Save”.</text:p>
        </text:list-item>
      </text:list>
      <text:h text:style-name="Heading_20_2" text:outline-level="2">Undo an Action</text:h>
      <text:p text:style-name="P2">You can undo most things, such as adding a person, deleting items or moving items. To undo a step:</text:p>
      <text:list xml:id="list600284870" text:style-name="L14">
        <text:list-item>
          <text:p text:style-name="P62">From the menu bar, select “Edit → Undo”. The menu item will show a description of the last step, such as “Undo add person”.</text:p>
        </text:list-item>
      </text:list>
      <text:p text:style-name="P2">To redo the action again:</text:p>
      <text:list xml:id="list4202441973" text:style-name="L15">
        <text:list-item>
          <text:p text:style-name="P63">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3263301327" text:style-name="L16">
        <text:list-item>
          <text:p text:style-name="P65">From the menu bar, select “Diagram → Change Size...”</text:p>
        </text:list-item>
        <text:list-item>
          <text:p text:style-name="P65">Enter the new width and height.</text:p>
        </text:list-item>
        <text:list-item>
          <text:p text:style-name="P65">Click “OK”.</text:p>
        </text:list-item>
      </text:list>
      <text:h text:style-name="Heading_20_2" text:outline-level="2">Finding a Person</text:h>
      <text:p text:style-name="P5">To find a person with a given name:</text:p>
      <text:list xml:id="list2103229896" text:style-name="L17">
        <text:list-item>
          <text:p text:style-name="P66">From the menu bar, select “Edit → Find...”, or press &lt;Ctrl+F&gt;.</text:p>
        </text:list-item>
        <text:list-item>
          <text:p text:style-name="P66">Enter the person’s name.</text:p>
        </text:list-item>
        <text:list-item>
          <text:p text:style-name="P66"><text:soft-page-break/>Click “Find”. This should show the person in the diagram.</text:p>
        </text:list-item>
        <text:list-item>
          <text:p text:style-name="P67">Click “Close” to close the box.</text:p>
        </text:list-item>
      </text:list>
      <text:p text:style-name="P6">You can also locate the person by doing the following:</text:p>
      <text:list xml:id="list573022742" text:style-name="L18">
        <text:list-item>
          <text:p text:style-name="P68">Click on the “Tree View” tab on the left. This will show a list of people in the diagram.</text:p>
        </text:list-item>
        <text:list-item>
          <text:p text:style-name="P68">Double-click on the person in the tree view. This should show that person in the diagram.</text:p>
        </text:list-item>
      </text:list>
      <text:h text:style-name="Heading_20_3" text:outline-level="3">Making the Find Window Transparent</text:h>
      <text:p text:style-name="P30">Sometimes the found person will be behind the “Find” window. To make the window transparent while the person is highlighted:</text:p>
      <text:list xml:id="list95924092" text:style-name="L19">
        <text:list-item>
          <text:p text:style-name="P69">Select “Edit → Preferences...” from the menu.</text:p>
        </text:list-item>
        <text:list-item>
          <text:p text:style-name="P69">Check the box “Make ‘Find’ window partly transparent.</text:p>
        </text:list-item>
        <text:list-item>
          <text:p text:style-name="P69">Click “Apply”.</text:p>
        </text:list-item>
        <text:list-item>
          <text:p text:style-name="P69">Click “Close”.</text:p>
        </text:list-item>
      </text:list>
      <text:h text:style-name="Heading_20_2" text:outline-level="2">Changing the Background</text:h>
      <text:p text:style-name="P7">To change the background of the diagram:</text:p>
      <text:list xml:id="list827910237" text:style-name="L20">
        <text:list-item>
          <text:p text:style-name="P70">Click on the “Backgrounds” tab on the left.</text:p>
        </text:list-item>
        <text:list-item>
          <text:p text:style-name="P70">Click on the desired background. This should change the background on the diagram.</text:p>
        </text:list-item>
      </text:list>
      <text:h text:style-name="Heading_20_2" text:outline-level="2">Aligning Items</text:h>
      <text:p text:style-name="P7">To align items:</text:p>
      <text:list xml:id="list664234114" text:style-name="L21">
        <text:list-item>
          <text:p text:style-name="P71">Select the items in the diagram.</text:p>
        </text:list-item>
        <text:list-item>
          <text:p text:style-name="P71">From the menu bar, select “Align” → “Align Horizontally” or “Align → Align Vertically”.</text:p>
        </text:list-item>
      </text:list>
      <text:h text:style-name="Heading_20_2" text:outline-level="2">Zooming</text:h>
      <text:p text:style-name="P9">To zoom on the diagram, either:</text:p>
      <text:list xml:id="list1703551165" text:style-name="L22">
        <text:list-item>
          <text:p text:style-name="P72">Select a zoom level from the combo-box on the top right.</text:p>
        </text:list-item>
      </text:list>
      <text:p text:style-name="P9">Or:</text:p>
      <text:list xml:id="list40213574713940" text:continue-numbering="true" text:style-name="L22">
        <text:list-item>
          <text:p text:style-name="P72">Type in a zoom level to the combo-box on the top right.</text:p>
        </text:list-item>
      </text:list>
      <text:p text:style-name="P9">Or:</text:p>
      <text:list xml:id="list40215104420763" text:continue-numbering="true" text:style-name="L22">
        <text:list-item>
          <text:p text:style-name="P72">Press &lt;Ctrl&gt; while scrolling up or down with the mouse wheel.</text:p>
        </text:list-item>
      </text:list>
      <text:p text:style-name="P40">Or:</text:p>
      <text:list xml:id="list40215592749250" text:continue-numbering="true" text:style-name="L22">
        <text:list-item>
          <text:p text:style-name="P73">Click and drag the slider on the top right.</text:p>
        </text:list-item>
      </text:list>
      <text:h text:style-name="Heading_20_2" text:outline-level="2"><text:soft-page-break/>Panning</text:h>
      <text:p text:style-name="P10">To pan from side to side or up and down in the diagram, either:</text:p>
      <text:list xml:id="list1318765366" text:style-name="L23">
        <text:list-item>
          <text:p text:style-name="P74">Use the scroll-bars at the bottom and right, or:</text:p>
        </text:list-item>
        <text:list-item>
          <text:p text:style-name="P75">Scroll the middle mouse button up and down, or:</text:p>
        </text:list-item>
        <text:list-item>
          <text:p text:style-name="P74">Click and drag the middle mouse button.</text:p>
        </text:list-item>
      </text:list>
      <text:h text:style-name="P93" text:outline-level="2">Creating a New Genealogy</text:h>
      <text:p text:style-name="P11">To create a new genealogy, select “File → New” from the menu, or press &lt;Ctrl+N&gt;.</text:p>
      <text:h text:style-name="Heading_20_2" text:outline-level="2">Opening an Existing Genealogy</text:h>
      <text:p text:style-name="P19">To open an existing genealogy, select “File → Open” from the menu, or press &lt;Ctrl+O&gt;. Choose the file you want to open.</text:p>
      <text:p text:style-name="P20">You can also open a recently used diagram by selecting “File → Recent Files” and choosing the diagram from the menu.</text:p>
      <text:h text:style-name="P93"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2459696391" text:style-name="L24">
        <text:list-item>
          <text:p text:style-name="P76">Select “Edit → Preferences” from the menu.</text:p>
        </text:list-item>
        <text:list-item>
          <text:p text:style-name="P76">Enter the new line thickness.</text:p>
        </text:list-item>
        <text:list-item>
          <text:p text:style-name="P76">Click “Apply”. This will change the line thickness of all arrows.</text:p>
        </text:list-item>
        <text:list-item>
          <text:p text:style-name="P76">Click “Close”.</text:p>
        </text:list-item>
      </text:list>
      <text:h text:style-name="Heading_20_2" text:outline-level="2">Importing GEDCOM Files</text:h>
      <text:p text:style-name="P15">To import a GEDCOM file:</text:p>
      <text:list xml:id="list3809221275" text:style-name="L25">
        <text:list-item>
          <text:p text:style-name="P77">Select “File → Import GEDCOM File...” from the menu.</text:p>
        </text:list-item>
        <text:list-item>
          <text:p text:style-name="P77">Choose the file to import.</text:p>
        </text:list-item>
        <text:list-item>
          <text:p text:style-name="P77">Click “Open”. The GEDCOM file should be imported <text:span text:style-name="T11">and </text:span>the diagram shown.</text:p>
        </text:list-item>
      </text:list>
      <text:p text:style-name="P22">NOTE: Only the latest marriage for any given person is imported. Earlier marriages are ignored. This means that the imported file may not completely reflect the GEDCOM file.</text:p>
      <text:p text:style-name="P23">NOTE: The “Country of Birth” field is not populated when importing GEDCOM files.</text:p>
      <text:h text:style-name="P94" text:outline-level="2"><text:soft-page-break/><text:span text:style-name="T11">Exporting</text:span> GEDCOM Files</text:h>
      <text:p text:style-name="P16">To <text:span text:style-name="T11">export a genealogy as</text:span> a GEDCOM file:</text:p>
      <text:list xml:id="list40215180574314" text:continue-list="list3809221275" text:style-name="L25">
        <text:list-item text:start-value="1">
          <text:p text:style-name="P78">Select “File → <text:span text:style-name="T11">Export</text:span> GEDCOM File...” from the menu.</text:p>
        </text:list-item>
        <text:list-item>
          <text:p text:style-name="P78">Choose the <text:span text:style-name="T11">file name to export to</text:span>.</text:p>
        </text:list-item>
        <text:list-item>
          <text:p text:style-name="P78">Click “<text:span text:style-name="T11">Save</text:span>”. The GEDCOM file should be <text:span text:style-name="T11">exported.</text:span></text:p>
        </text:list-item>
      </text:list>
      <text:h text:style-name="Heading_20_2" text:outline-level="2">Showing Thumbnails in Diagram</text:h>
      <text:p text:style-name="P17">To show a thumbnail of each person in the diagram:</text:p>
      <text:list xml:id="list2285801693" text:style-name="L26">
        <text:list-item>
          <text:p text:style-name="P80">Select “Edit → Preferences...” from the menu.</text:p>
        </text:list-item>
        <text:list-item>
          <text:p text:style-name="P79"><text:span text:style-name="T9">Check the box “</text:span>Show<text:span text:style-name="T10"> </text:span>thumbnail<text:span text:style-name="T10"> </text:span>photos<text:span text:style-name="T10"> </text:span>in<text:span text:style-name="T10"> </text:span>diagram”.</text:p>
        </text:list-item>
        <text:list-item>
          <text:p text:style-name="P80">Click “Apply”.</text:p>
        </text:list-item>
        <text:list-item>
          <text:p text:style-name="P80">Click “Close”.</text:p>
        </text:list-item>
      </text:list>
      <text:p text:style-name="P17">This will show a thumbnail of each person on the left of their box in the diagram, if the person has photos attached. The first photo in the list will be used as the thumbnail image.</text:p>
      <text:h text:style-name="Heading_20_2" text:outline-level="2">Sharing a Genealogy File</text:h>
      <text:p text:style-name="P21">To copy a genealogy file from one PC to another:</text:p>
      <text:list xml:id="list4147991464" text:style-name="L27">
        <text:list-item>
          <text:p text:style-name="P81">Find the XML file where you saved the genealogy. </text:p>
          <text:p text:style-name="P81">If you have added photos to the genealogy, these will be saved in a folder alongside the XML file. For example, if the XML file is “family-tree.xml”, the photos will be stored in the folder “family-tree-photos”.</text:p>
        </text:list-item>
        <text:list-item>
          <text:p text:style-name="P81">Copy both the XML file and the photos folder (if it exists). Put the copy on the other PC.</text:p>
        </text:list-item>
        <text:list-item>
          <text:p text:style-name="P81">Open the copied XML file with Genealogy Maker on the other PC.</text:p>
        </text:list-item>
      </text:list>
      <text:h text:style-name="Heading_20_2" text:outline-level="2">Hiding the Sidebar</text:h>
      <text:p text:style-name="P24">You can hide the sidebar at the left to give more space to the diagram. To do this:</text:p>
      <text:list xml:id="list1357626110" text:style-name="L28">
        <text:list-item>
          <text:p text:style-name="P82">Select “Edit → Preferences” from the menu.</text:p>
        </text:list-item>
        <text:list-item>
          <text:p text:style-name="P82">Check the box “Show sidebar collapse/expand button”.</text:p>
        </text:list-item>
        <text:list-item>
          <text:p text:style-name="P82">Click “Apply”</text:p>
        </text:list-item>
        <text:list-item>
          <text:p text:style-name="P82">Click “Close”.</text:p>
        </text:list-item>
        <text:list-item>
          <text:p text:style-name="P82">Click the button labeled “&lt;&lt;” next to the sidebar. This will collapse the sidebar.</text:p>
        </text:list-item>
        <text:list-item>
          <text:p text:style-name="P82">Click the button again to show the sidebar again.</text:p>
        </text:list-item>
      </text:list>
      <text:p text:style-name="P44">You can also choose “View → Show Sidebar” from the top menu to show or hide the sidebar.</text:p>
      <text:h text:style-name="P95" text:outline-level="2"><text:soft-page-break/><text:span text:style-name="T17">Sorting the </text:span>Tree View</text:h>
      <text:p text:style-name="P25">You can click the “Tree View” tab on the left to show a list of people in the diagram.</text:p>
      <text:p text:style-name="P26">This is sorted by alphabetical order. You can click on the header to reverse the sort order.</text:p>
      <text:h text:style-name="Heading_20_2" text:outline-level="2">Exporting Images</text:h>
      <text:p text:style-name="P27">To export the diagram as a PNG image:</text:p>
      <text:list xml:id="list130814767" text:style-name="L29">
        <text:list-item>
          <text:p text:style-name="P83">Select “Diagram → Export Image...” from the menu.</text:p>
        </text:list-item>
        <text:list-item>
          <text:p text:style-name="P83">Choose the destination file name.</text:p>
        </text:list-item>
        <text:list-item>
          <text:p text:style-name="P84">Click “Save”.</text:p>
        </text:list-item>
      </text:list>
      <text:p text:style-name="P28">A message box should <text:span text:style-name="T18">show</text:span> to say that the image has been exported.</text:p>
      <text:p text:style-name="P27">NOTE: If the diagram is empty, nothing will be exported.</text:p>
      <text:p text:style-name="P27">NOTE: The image will be just large enough to contain the diagram contents, without any padding on the sides or the top or bottom.</text:p>
      <text:p text:style-name="P92">NOTE: You can also choose “File → Export Image...” from the menu.</text:p>
      <text:h text:style-name="P96" text:outline-level="2">Creating Reports</text:h>
      <text:p text:style-name="P32">To <text:span text:style-name="T20">create a report to show the </text:span>people in the diagram:</text:p>
      <text:list xml:id="list3563327174" text:style-name="L30">
        <text:list-item>
          <text:p text:style-name="P86">Select “Reports → Person List” from the menu.</text:p>
        </text:list-item>
      </text:list>
      <text:p text:style-name="P32">This will show the report in a new window. Click the “Close” button at the bottom to close the report.</text:p>
      <text:p text:style-name="P33">You can click on the table headers to change the sort order.</text:p>
      <text:p text:style-name="P31">To create a report showing the timeline of events (births, deaths and marriages):</text:p>
      <text:list xml:id="list40214637665956" text:continue-list="list3563327174" text:style-name="L30">
        <text:list-item text:start-value="1">
          <text:p text:style-name="P86">Select “Reports → <text:span text:style-name="T21">Timeline</text:span>” from the menu.</text:p>
        </text:list-item>
      </text:list>
      <text:p text:style-name="P31">This will also show the report in a new window.</text:p>
      <text:h text:style-name="Heading_20_2" text:outline-level="2">Viewing File Properties</text:h>
      <text:p text:style-name="P34">To view the properties of the current diagram file:</text:p>
      <text:list xml:id="list528254064" text:style-name="L31">
        <text:list-item>
          <text:p text:style-name="P87">Select “File → File Properties...” from the menu.</text:p>
        </text:list-item>
      </text:list>
      <text:p text:style-name="P34">This will show a window with the name, folder and timestamp of the current diagram. If the diagram has not been saved yet, these will be empty.</text:p>
      <text:p text:style-name="P43">This also shows the number of people, parent/child relationships and marriages in the current diagram.</text:p>
      <text:h text:style-name="Heading_20_2" text:outline-level="2"><text:soft-page-break/>Running from the Command Line</text:h>
      <text:p text:style-name="P35">When running from the command line or shell, you can specify the starting file to open. For example:</text:p>
      <text:p text:style-name="P45">./genealogymaker my-family-diagram.xml</text:p>
      <text:p text:style-name="P35">This will load “my-family-diagram.xml”. The program will only load the file if it exists and is a valid genealogy file.</text:p>
      <text:h text:style-name="Heading_20_2" text:outline-level="2">Example Diagrams</text:h>
      <text:p text:style-name="P36">You can open an example genealogy diagram from the “examples” folder.</text:p>
      <text:list xml:id="list40215452218095" text:continue-list="list528254064" text:style-name="L31">
        <text:list-item text:start-value="1">
          <text:p text:style-name="P88">Select “<text:span text:style-name="T26">Help</text:span> → <text:span text:style-name="T22">Open Example.</text:span>..” from the menu.</text:p>
        </text:list-item>
        <text:list-item>
          <text:p text:style-name="P89">Choose an example <text:span text:style-name="T26">file</text:span> from the list.</text:p>
        </text:list-item>
        <text:list-item>
          <text:p text:style-name="P90">Click “Open”.</text:p>
        </text:list-item>
      </text:list>
      <text:h text:style-name="Heading_20_2" text:outline-level="2">Automatically Laying out Diagrams</text:h>
      <text:p text:style-name="P37">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8">To undo this, select “Edit → Undo” from the menu.</text:p>
      <text:h text:style-name="Heading_20_2" text:outline-level="2">Removing Items from the “Recent Files” Menu</text:h>
      <text:p text:style-name="P39">To clear the “Recent Files” menu, open the menu and select “Clear”, then click “Yes”.</text:p>
      <text:p text:style-name="P39">To remove non-existing files from the menu, select “Edit → Preferences...”, then check the box “Remove invalid files from 'Recent Files' menu”. Now, if you select a recent file which does not exist, it will be removed from the menu.</text:p>
      <text:h text:style-name="P97" text:outline-level="2">Selecting Descendants</text:h>
      <text:p text:style-name="P41">To select the descendants of a person:</text:p>
      <text:list xml:id="list2120200359" text:style-name="L32">
        <text:list-item>
          <text:p text:style-name="P91">Right-click on the person in the diagram.</text:p>
        </text:list-item>
        <text:list-item>
          <text:p text:style-name="P91">Choose “Select Descendants”.</text:p>
        </text:list-item>
      </text:list>
      <text:p text:style-name="P41">This will select all descendants of the person. If the person is married, it will also select the descendants of their spouse.</text:p>
      <text:p text:style-name="Text_20_body">You can then, <text:span text:style-name="T28">for example,</text:span> click the “line color” button <text:span text:style-name="T29">in the toolbar</text:span> and select a color, to <text:span text:style-name="T29">give the family tree a specific color</text:span>.</text:p>
      <text:h text:style-name="Heading_20_2" text:outline-level="2"><text:span text:style-name="T30">Project on </text:span>GitHub</text:h>
      <text:p text:style-name="P42">This program is open-source.</text:p>
      <text:p text:style-name="P42">The code is available on GitHub here: <text:a xlink:type="simple" xlink:href="https://github.com/martinvanzijl/genealogy-maker" text:style-name="Internet_20_link" text:visited-style-name="Visited_20_Internet_20_Link">https://github.com/martinvanzijl/genealogy-maker</text:a>.</text:p>
      <text:p text:style-name="P42"><text:soft-page-break/>You are welcome to report issues or make code contributions <text:span text:style-name="T31">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2-27T04:01:52.398999890</dc:date>
    <meta:editing-duration>PT3H27M57S</meta:editing-duration>
    <meta:editing-cycles>76</meta:editing-cycles>
    <meta:generator>LibreOffice/6.0.7.3$Linux_X86_64 LibreOffice_project/00m0$Build-3</meta:generator>
    <dc:title>Genealogy Maker - Manual</dc:title>
    <meta:document-statistic meta:table-count="0" meta:image-count="1" meta:object-count="0" meta:page-count="10" meta:paragraph-count="230" meta:word-count="2380" meta:character-count="12888" meta:non-whitespace-character-count="10844"/>
  </office:meta>
</office:document-meta>
</file>